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Таблица1" style:family="table">
      <style:table-properties table:align="margins"/>
    </style:style>
    <style:style style:name="Таблица1.A" style:family="table-column">
      <style:table-column-properties style:rel-column-width="32767*"/>
    </style:style>
    <style:style style:name="Таблица1.B" style:family="table-column">
      <style:table-column-properties style:rel-column-width="32768*"/>
    </style:style>
    <style:style style:name="Таблица1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 style:text-overline-style="solid" style:text-overline-width="auto" style:text-overline-color="font-color"/>
    </style:style>
    <style:style style:name="P5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text-properties style:font-name="Times New Roman" fo:language="ru" fo:country="RU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>
      <style:text-properties style:font-name-asian="Times New Roman1" style:font-name-complex="Times New Roman1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text-properties style:font-name="Times New Roman" fo:language="ru" fo:country="RU"/>
    </style:style>
    <style:style style:name="P12" style:family="paragraph" style:parent-style-name="Text_20_body" style:list-style-name="L1">
      <style:text-properties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" style:family="text">
      <style:text-properties fo:language="ru" fo:country="RU" style:font-name-asian="Times New Roman1" style:font-name-complex="Times New Roman1"/>
    </style:style>
    <style:style style:name="T2" style:family="text">
      <style:text-properties fo:language="ru" fo:country="RU" fo:font-weight="bold" style:font-name-asian="Times New Roman1" style:font-weight-asian="bold" style:font-name-complex="Times New Roman1" style:font-weight-complex="bold"/>
    </style:style>
    <style:style style:name="T3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fo:language="en" fo:country="US" style:font-name-asian="Times New Roman1" style:font-name-complex="Times New Roman1"/>
    </style:style>
    <style:style style:name="T6" style:family="text">
      <style:text-properties style:font-name-asian="Times New Roman3" style:font-name-complex="Times New Roman3"/>
    </style:style>
    <style:style style:name="T7" style:family="text">
      <style:text-properties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9cm" draw:z-index="0"><draw:image xlink:href="../../odt/images/0095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Ключ управляемый нормально разомкнутый тип 3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7">| векторизован | С-код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51cm" svg:height="2.2cm" draw:z-index="0"><draw:image xlink:href="../../odt/images/0095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5" table:number-columns-spanned="2" office:value-type="string">
            <text:p text:style-name="P9">Блок реализует функцию управляемого ключа по алгоритму:</text:p>
            <text:p text:style-name="P6"><draw:frame draw:style-name="fr4" draw:name="Object3" text:anchor-type="as-char" svg:width="9.008cm" svg:height="2.685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text:p text:style-name="Text_20_body"><text:span text:style-name="T1">где</text:span><text:span text:style-name="T4"><draw:frame draw:style-name="fr4" draw:name="Object1" text:anchor-type="as-char" svg:width="2.466cm" svg:height="0.621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4">— </text:span><text:span text:style-name="T1">входные</text:span><text:span text:style-name="T4"> сигналы блока </text:span><text:span text:style-name="T5">(</text:span><text:span text:style-name="T4">или векторы сигналов),</text:span><text:span text:style-name="T4"><draw:frame draw:style-name="fr4" draw:name="Object2" text:anchor-type="as-char" svg:width="2.512cm" svg:height="0.621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4">— </text:span><text:span text:style-name="T1">выходные</text:span><text:span text:style-name="T4"> сигналы блока (или векторы сигналов).</text:span></text:p>
            <text:p text:style-name="Text_20_body"><text:span text:style-name="T1">Управляющий сигнал входит в блок </text:span><text:span text:style-name="T2">сверху</text:span><text:span text:style-name="T3">. В процессе расчета изображение блока меняется, в зависимости от наличия управляющего сигнала: в нормальном положении ключ </text:span><text:span text:style-name="T2">разомкнут</text:span><text:span text:style-name="T3">, при подаче управляющего сигнала ключ </text:span><text:span text:style-name="T2">замкнут</text:span><text:span text:style-name="T3">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office:value-type="string">
                  <text:p text:style-name="P3"><draw:frame draw:style-name="fr3" draw:name="Графический объект3" text:anchor-type="as-char" svg:width="6.38cm" svg:height="2.799cm" draw:z-index="0"><draw:image xlink:href="../../odt/images/0095_signals_0.png" xlink:type="simple" xlink:show="embed" xlink:actuate="onLoad"/></draw:frame></text:p>
                </table:table-cell>
                <table:table-cell table:style-name="Таблица1.A1" office:value-type="string">
                  <text:p text:style-name="P3"><draw:frame draw:style-name="fr2" draw:name="Графический объект4" text:anchor-type="as-char" svg:width="6.35cm" svg:height="2.75cm" draw:z-index="0"><draw:image xlink:href="../../odt/images/0095_signals_1.png" xlink:type="simple" xlink:show="embed" xlink:actuate="onLoad"/></draw:frame></text:p>
                </table:table-cell>
              </table:table-row>
              <table:table-row>
                <table:table-cell table:style-name="Таблица1.A1" office:value-type="string">
                  <text:p text:style-name="P4">Управляющий = 0</text:p>
                </table:table-cell>
                <table:table-cell table:style-name="Таблица1.A1" office:value-type="string">
                  <text:p text:style-name="P4">Управляющий = 1</text:p>
                </table:table-cell>
              </table:table-row>
            </table:table>
            <text:p text:style-name="Text_20_body">Блок представляет собой субмодель (сборку). Для того чтобы посмотреть структуру алгоритма – нажмите правой кнопкой «Действия» <text:span text:style-name="T6">→</text:span> «Войти в субмодель».</text:p>
            <text:p text:style-name="Text_20_body"><text:span text:style-name="T2">Свойства</text:span><text:span text:style-name="T1">:</text:span><text:span text:style-name="T3"> для работы блока свойства задавать не требуется.</text:span></text:p>
            <text:p text:style-name="P8">Примечания:</text:p>
            <text:list xml:id="list2204966821793751891" text:style-name="L1">
              <text:list-item>
                <text:p text:style-name="P11">По умолчанию блок формирует <text:span text:style-name="T8">скалярный</text:span> выходной сигнал.</text:p>
              </text:list-item>
              <text:list-item>
                <text:p text:style-name="P12">Блок может быть использован для генерации кода на языке C для внешней целевой системы.</text:p>
              </text:list-item>
              <text:list-item>
                <text:p text:style-name="P10"><text:span text:style-name="T7">П</text:span><text:span text:style-name="T4">оскольку алгоритм ключа (в субмодели) выполнен при помощи блок</text:span>ов<text:span text:style-name="T4"> «Перемножитель», то при подаче управляющего сигнала, отличного от 1, на выходе блока </text:span>будут<text:span text:style-name="T4"> сигналы, равный произведению</text:span><text:span text:style-name="T4"><draw:frame draw:style-name="fr4" draw:name="Объект5" text:anchor-type="as-char" svg:width="1.159cm" svg:height="0.62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4">на значение управляющего сигнала.</text:span></text:p>
              </text:list-item>
            </text:list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 управляемый нормально разомкнутый тип 3</dc:title>
    <dc:date>2012-03-30T16:10:43.78</dc:date>
    <meta:generator>OpenOffice_Beta/4.1.0$Win32 OpenOffice.org_project/410m14$Build-9760</meta:generator>
    <meta:editing-duration>PT1H41M26S</meta:editing-duration>
    <meta:editing-cycles>32</meta:editing-cycles>
    <meta:document-statistic meta:table-count="2" meta:image-count="4" meta:object-count="4" meta:page-count="1" meta:paragraph-count="20" meta:word-count="154" meta:character-count="1076"/>
  </office:meta>
</office:document-meta>
</file>

<file path=Object 1/content.xml><?xml version="1.0" encoding="utf-8"?>
<math xmlns="http://www.w3.org/1998/Math/MathML">
  <semantics>
    <mrow>
      <msub>
        <mi>x</mi>
        <mi>i</mi>
      </msub>
      <mrow>
        <mo stretchy="false">(</mo>
        <mrow>
          <mi>t</mi>
        </mrow>
        <mo stretchy="false">)</mo>
      </mrow>
    </mrow>
    <annotation encoding="StarMath 5.0">x_i(t)</annotation>
  </semantics>
</math>
</file>

<file path=Object 6/content.xml><?xml version="1.0" encoding="utf-8"?>
<math xmlns="http://www.w3.org/1998/Math/MathML">
  <semantics>
    <mrow>
      <msub>
        <mi>x</mi>
        <mn>1</mn>
      </msub>
      <mrow>
        <mo stretchy="false">(</mo>
        <mrow>
          <mi>t</mi>
        </mrow>
        <mo stretchy="false">)</mo>
      </mrow>
      <mi>,</mi>
      <msub>
        <mi>x</mi>
        <mn>2</mn>
      </msub>
      <mrow>
        <mo stretchy="false">(</mo>
        <mrow>
          <mi>t</mi>
        </mrow>
        <mo stretchy="false">)</mo>
      </mrow>
    </mrow>
    <annotation encoding="StarMath 5.0">x_1(t), x_2(t)</annotation>
  </semantics>
</math>
</file>

<file path=Object 7/content.xml><?xml version="1.0" encoding="utf-8"?>
<math xmlns="http://www.w3.org/1998/Math/MathML">
  <semantics>
    <mrow>
      <msub>
        <mi>y</mi>
        <mn>1</mn>
      </msub>
      <mrow>
        <mo stretchy="false">(</mo>
        <mrow>
          <mi>t</mi>
        </mrow>
        <mo stretchy="false">)</mo>
      </mrow>
      <mi>,</mi>
      <msub>
        <mi>y</mi>
        <mn>2</mn>
      </msub>
      <mrow>
        <mo stretchy="false">(</mo>
        <mrow>
          <mi>t</mi>
        </mrow>
        <mo stretchy="false">)</mo>
      </mrow>
    </mrow>
    <annotation encoding="StarMath 5.0">y_1(t), y_2(t)</annotation>
  </semantics>
</math>
</file>

<file path=Object 8/content.xml><?xml version="1.0" encoding="utf-8"?>
<math xmlns="http://www.w3.org/1998/Math/MathML">
  <semantics>
    <mtable>
      <mtr>
        <mtd>
          <mrow>
            <msub>
              <mi>y</mi>
              <mn>1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n>0,</mn>
                          <mi/>
                          <mi mathvariant="italic">если</mi>
                          <mi/>
                          <mi mathvariant="italic">Управляющий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0</mn>
                          </mrow>
                          <mi>;</mi>
                        </mrow>
                      </mtd>
                    </mtr>
                    <mtr>
                      <mtd>
                        <mrow>
                          <msub>
                            <mi>x</mi>
                            <mn>1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если</mi>
                          <mi/>
                          <mi mathvariant="italic">Управляющий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1</mn>
                          </mrow>
                          <mi>;</mi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sub>
              <mi>y</mi>
              <mn>2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n>0,</mn>
                          <mi/>
                          <mi mathvariant="italic">если</mi>
                          <mi/>
                          <mi mathvariant="italic">Управляющий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0</mn>
                          </mrow>
                          <mi>;</mi>
                        </mrow>
                      </mtd>
                    </mtr>
                    <mtr>
                      <mtd>
                        <mrow>
                          <msub>
                            <mi>x</mi>
                            <mn>2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если</mi>
                          <mi/>
                          <mi mathvariant="italic">Управляющий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1</mn>
                          </mrow>
                          <mi>;</mi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y_1(t) = left lbrace stack{
alignl 0,    ~ если ~ Управляющий(t) = 0; #
alignl x_1(t), ~ если ~ Управляющий(t) = 1;}  right none
newline
y_2(t) = left lbrace stack{
alignl 0,    ~ если ~ Управляющий(t) = 0; #
alignl x_2(t), ~ если ~ Управляющий(t) = 1;}  right none
</annotation>
  </semantics>
</math>
</file>